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 office:value-type="float" office:value="0.409472" calcext:value-type="float">
            <text:p>0,409472</text:p>
          </table:table-cell>
          <table:table-cell office:value-type="float" office:value="0.278151" calcext:value-type="float">
            <text:p>0,278151</text:p>
          </table:table-cell>
        </table:table-row>
        <table:table-row table:style-name="ro1">
          <table:table-cell office:value-type="float" office:value="0.288196" calcext:value-type="float">
            <text:p>0,288196</text:p>
          </table:table-cell>
          <table:table-cell office:value-type="float" office:value="0.261139" calcext:value-type="float">
            <text:p>0,261139</text:p>
          </table:table-cell>
        </table:table-row>
        <table:table-row table:style-name="ro1">
          <table:table-cell office:value-type="float" office:value="0.269817" calcext:value-type="float">
            <text:p>0,269817</text:p>
          </table:table-cell>
          <table:table-cell office:value-type="float" office:value="0.261831" calcext:value-type="float">
            <text:p>0,261831</text:p>
          </table:table-cell>
        </table:table-row>
        <table:table-row table:style-name="ro1">
          <table:table-cell office:value-type="float" office:value="0.272462" calcext:value-type="float">
            <text:p>0,272462</text:p>
          </table:table-cell>
          <table:table-cell office:value-type="float" office:value="0.293313" calcext:value-type="float">
            <text:p>0,293313</text:p>
          </table:table-cell>
        </table:table-row>
        <table:table-row table:style-name="ro1">
          <table:table-cell office:value-type="float" office:value="0.321488" calcext:value-type="float">
            <text:p>0,321488</text:p>
          </table:table-cell>
          <table:table-cell office:value-type="float" office:value="0.265505" calcext:value-type="float">
            <text:p>0,265505</text:p>
          </table:table-cell>
        </table:table-row>
        <table:table-row table:style-name="ro1">
          <table:table-cell office:value-type="float" office:value="0.227452" calcext:value-type="float">
            <text:p>0,227452</text:p>
          </table:table-cell>
          <table:table-cell office:value-type="float" office:value="0.237513" calcext:value-type="float">
            <text:p>0,237513</text:p>
          </table:table-cell>
        </table:table-row>
        <table:table-row table:style-name="ro1">
          <table:table-cell office:value-type="float" office:value="0.281573" calcext:value-type="float">
            <text:p>0,281573</text:p>
          </table:table-cell>
          <table:table-cell office:value-type="float" office:value="0.234994" calcext:value-type="float">
            <text:p>0,234994</text:p>
          </table:table-cell>
        </table:table-row>
        <table:table-row table:style-name="ro1">
          <table:table-cell office:value-type="float" office:value="0.279567" calcext:value-type="float">
            <text:p>0,279567</text:p>
          </table:table-cell>
          <table:table-cell office:value-type="float" office:value="0.265037" calcext:value-type="float">
            <text:p>0,265037</text:p>
          </table:table-cell>
        </table:table-row>
        <table:table-row table:style-name="ro1">
          <table:table-cell office:value-type="float" office:value="0.267732" calcext:value-type="float">
            <text:p>0,267732</text:p>
          </table:table-cell>
          <table:table-cell office:value-type="float" office:value="0.27159" calcext:value-type="float">
            <text:p>0,27159</text:p>
          </table:table-cell>
        </table:table-row>
        <table:table-row table:style-name="ro1">
          <table:table-cell office:value-type="float" office:value="0.297376" calcext:value-type="float">
            <text:p>0,297376</text:p>
          </table:table-cell>
          <table:table-cell office:value-type="float" office:value="0.293204" calcext:value-type="float">
            <text:p>0,293204</text:p>
          </table:table-cell>
        </table:table-row>
        <table:table-row table:style-name="ro1">
          <table:table-cell office:value-type="float" office:value="0.226188" calcext:value-type="float">
            <text:p>0,226188</text:p>
          </table:table-cell>
          <table:table-cell office:value-type="float" office:value="0.258579" calcext:value-type="float">
            <text:p>0,258579</text:p>
          </table:table-cell>
        </table:table-row>
        <table:table-row table:style-name="ro1">
          <table:table-cell office:value-type="float" office:value="0.276766" calcext:value-type="float">
            <text:p>0,276766</text:p>
          </table:table-cell>
          <table:table-cell office:value-type="float" office:value="0.27772" calcext:value-type="float">
            <text:p>0,27772</text:p>
          </table:table-cell>
        </table:table-row>
        <table:table-row table:style-name="ro1">
          <table:table-cell office:value-type="float" office:value="0.263134" calcext:value-type="float">
            <text:p>0,263134</text:p>
          </table:table-cell>
          <table:table-cell office:value-type="float" office:value="0.284936" calcext:value-type="float">
            <text:p>0,284936</text:p>
          </table:table-cell>
        </table:table-row>
        <table:table-row table:style-name="ro1">
          <table:table-cell office:value-type="float" office:value="0.355191" calcext:value-type="float">
            <text:p>0,355191</text:p>
          </table:table-cell>
          <table:table-cell office:value-type="float" office:value="0.283336" calcext:value-type="float">
            <text:p>0,283336</text:p>
          </table:table-cell>
        </table:table-row>
        <table:table-row table:style-name="ro1">
          <table:table-cell office:value-type="float" office:value="0.233886" calcext:value-type="float">
            <text:p>0,233886</text:p>
          </table:table-cell>
          <table:table-cell office:value-type="float" office:value="0.275502" calcext:value-type="float">
            <text:p>0,275502</text:p>
          </table:table-cell>
        </table:table-row>
        <table:table-row table:style-name="ro1">
          <table:table-cell office:value-type="float" office:value="0.267724" calcext:value-type="float">
            <text:p>0,267724</text:p>
          </table:table-cell>
          <table:table-cell office:value-type="float" office:value="0.305427" calcext:value-type="float">
            <text:p>0,305427</text:p>
          </table:table-cell>
        </table:table-row>
        <table:table-row table:style-name="ro1">
          <table:table-cell office:value-type="float" office:value="0.371973" calcext:value-type="float">
            <text:p>0,371973</text:p>
          </table:table-cell>
          <table:table-cell office:value-type="float" office:value="0.248999" calcext:value-type="float">
            <text:p>0,248999</text:p>
          </table:table-cell>
        </table:table-row>
        <table:table-row table:style-name="ro1">
          <table:table-cell office:value-type="float" office:value="0.326513" calcext:value-type="float">
            <text:p>0,326513</text:p>
          </table:table-cell>
          <table:table-cell office:value-type="float" office:value="0.293313" calcext:value-type="float">
            <text:p>0,293313</text:p>
          </table:table-cell>
        </table:table-row>
        <table:table-row table:style-name="ro1">
          <table:table-cell office:value-type="float" office:value="0.265668" calcext:value-type="float">
            <text:p>0,265668</text:p>
          </table:table-cell>
          <table:table-cell office:value-type="float" office:value="0.208071" calcext:value-type="float">
            <text:p>0,208071</text:p>
          </table:table-cell>
        </table:table-row>
        <table:table-row table:style-name="ro1">
          <table:table-cell office:value-type="float" office:value="0.383487" calcext:value-type="float">
            <text:p>0,383487</text:p>
          </table:table-cell>
          <table:table-cell office:value-type="float" office:value="0.202572" calcext:value-type="float">
            <text:p>0,202572</text:p>
          </table:table-cell>
        </table:table-row>
        <table:table-row table:style-name="ro1">
          <table:table-cell office:value-type="float" office:value="0.217707" calcext:value-type="float">
            <text:p>0,217707</text:p>
          </table:table-cell>
          <table:table-cell office:value-type="float" office:value="0.269031" calcext:value-type="float">
            <text:p>0,269031</text:p>
          </table:table-cell>
        </table:table-row>
        <table:table-row table:style-name="ro1">
          <table:table-cell office:value-type="float" office:value="0.270083" calcext:value-type="float">
            <text:p>0,270083</text:p>
          </table:table-cell>
          <table:table-cell office:value-type="float" office:value="0.247461" calcext:value-type="float">
            <text:p>0,247461</text:p>
          </table:table-cell>
        </table:table-row>
        <table:table-row table:style-name="ro1">
          <table:table-cell office:value-type="float" office:value="0.223955" calcext:value-type="float">
            <text:p>0,223955</text:p>
          </table:table-cell>
          <table:table-cell office:value-type="float" office:value="0.268426" calcext:value-type="float">
            <text:p>0,268426</text:p>
          </table:table-cell>
        </table:table-row>
        <table:table-row table:style-name="ro1">
          <table:table-cell office:value-type="float" office:value="0.273095" calcext:value-type="float">
            <text:p>0,273095</text:p>
          </table:table-cell>
          <table:table-cell office:value-type="float" office:value="0.258178" calcext:value-type="float">
            <text:p>0,258178</text:p>
          </table:table-cell>
        </table:table-row>
        <table:table-row table:style-name="ro1">
          <table:table-cell office:value-type="float" office:value="0.402341" calcext:value-type="float">
            <text:p>0,402341</text:p>
          </table:table-cell>
          <table:table-cell office:value-type="float" office:value="0.259894" calcext:value-type="float">
            <text:p>0,259894</text:p>
          </table:table-cell>
        </table:table-row>
        <table:table-row table:style-name="ro1">
          <table:table-cell office:value-type="float" office:value="0.236703" calcext:value-type="float">
            <text:p>0,236703</text:p>
          </table:table-cell>
          <table:table-cell office:value-type="float" office:value="0.237819" calcext:value-type="float">
            <text:p>0,237819</text:p>
          </table:table-cell>
        </table:table-row>
        <table:table-row table:style-name="ro1">
          <table:table-cell office:value-type="float" office:value="0.448809" calcext:value-type="float">
            <text:p>0,448809</text:p>
          </table:table-cell>
          <table:table-cell office:value-type="float" office:value="0.268426" calcext:value-type="float">
            <text:p>0,268426</text:p>
          </table:table-cell>
        </table:table-row>
        <table:table-row table:style-name="ro1">
          <table:table-cell office:value-type="float" office:value="0.253743" calcext:value-type="float">
            <text:p>0,253743</text:p>
          </table:table-cell>
          <table:table-cell office:value-type="float" office:value="0.270947" calcext:value-type="float">
            <text:p>0,270947</text:p>
          </table:table-cell>
        </table:table-row>
        <table:table-row table:style-name="ro1">
          <table:table-cell office:value-type="float" office:value="0.264329" calcext:value-type="float">
            <text:p>0,264329</text:p>
          </table:table-cell>
          <table:table-cell office:value-type="float" office:value="0.277275" calcext:value-type="float">
            <text:p>0,277275</text:p>
          </table:table-cell>
        </table:table-row>
        <table:table-row table:style-name="ro1">
          <table:table-cell office:value-type="float" office:value="0.256141" calcext:value-type="float">
            <text:p>0,256141</text:p>
          </table:table-cell>
          <table:table-cell office:value-type="float" office:value="0.285902" calcext:value-type="float">
            <text:p>0,285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3:35:02.7968637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3:34:09.821075777</meta:creation-date>
    <dc:date>2016-12-12T13:47:02.008063075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62" meta:object-count="0"/>
  </office:meta>
</office:document-meta>
</file>